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3" svg:font-family="Tahoma"/>
    <style:font-face style:name="Tahoma2" svg:font-family="Tahoma" style:font-family-generic="swiss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11" style:family="table">
      <style:table-properties style:width="4.5in" table:align="margins"/>
    </style:style>
    <style:style style:name="Table11.A" style:family="table-column">
      <style:table-column-properties style:column-width="4.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4.5in" table:align="margins"/>
    </style:style>
    <style:style style:name="Table12.A" style:family="table-column">
      <style:table-column-properties style:column-width="4.5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4.5in" table:align="margins"/>
    </style:style>
    <style:style style:name="Table7.A" style:family="table-column">
      <style:table-column-properties style:column-width="4.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4.5in" style:rel-column-width="65535*"/>
    </style:style>
    <style:style style:name="Table8.A1" style:family="table-cell">
      <style:table-cell-properties fo:padding="0.0382in" fo:border="0.05pt solid #000000"/>
    </style:style>
    <style:style style:name="Table6" style:family="table">
      <style:table-properties style:width="4.5in" table:align="margins"/>
    </style:style>
    <style:style style:name="Table6.A" style:family="table-column">
      <style:table-column-properties style:column-width="4.5in" style:rel-column-width="65535*"/>
    </style:style>
    <style:style style:name="Table6.A1" style:family="table-cell">
      <style:table-cell-properties fo:padding="0.0382in" fo:border="0.05pt solid #000000"/>
    </style:style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13" style:family="table">
      <style:table-properties style:width="4.5in" table:align="margins"/>
    </style:style>
    <style:style style:name="Table13.A" style:family="table-column">
      <style:table-column-properties style:column-width="4.5in" style:rel-column-width="65535*"/>
    </style:style>
    <style:style style:name="Table13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5in" table:align="margins"/>
    </style:style>
    <style:style style:name="Table5.A" style:family="table-column">
      <style:table-column-properties style:column-width="4.5in" style:rel-column-width="65535*"/>
    </style:style>
    <style:style style:name="Table5.A1" style:family="table-cell">
      <style:table-cell-properties fo:padding="0.0382in" fo:border="0.05pt solid #000000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4.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4.5in" table:align="margins"/>
    </style:style>
    <style:style style:name="Table10.A" style:family="table-column">
      <style:table-column-properties style:column-width="4.5in" style:rel-column-width="65535*"/>
    </style:style>
    <style:style style:name="Table10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25in" style:type="center"/>
          <style:tab-stop style:position="4.5in" style:type="right"/>
        </style:tab-stops>
      </style:paragraph-properties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0a6321" officeooo:paragraph-rsid="000a6321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Standard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paragraph-rsid="000a632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Standard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10" style:family="paragraph" style:parent-style-name="Standard">
      <style:text-properties fo:color="#000000" style:text-outline="false" style:text-line-through-style="none" style:text-line-through-type="none" style:text-position="0% 100%" style:font-name="Courier New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text-properties fo:color="#000000" style:text-outline="false" style:text-line-through-style="none" style:text-line-through-type="none" style:text-position="0% 100%" style:font-name="Courier New" fo:font-size="10pt" fo:font-style="normal" fo:text-shadow="none" style:text-underline-style="none" fo:font-weight="normal" officeooo:paragraph-rsid="000a632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Standard">
      <style:text-properties fo:color="#000000" style:text-outline="false" style:text-line-through-style="none" style:text-line-through-type="none" style:text-position="0% 100%" style:font-name="Courier New" fo:font-size="10pt" fo:font-style="normal" fo:text-shadow="none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13" style:family="paragraph" style:parent-style-name="Standard">
      <style:text-properties fo:color="#000000" style:text-outline="false" style:text-line-through-style="none" style:text-line-through-type="none" style:text-position="0% 100%" style:font-name="Courier New" fo:font-size="10pt" fo:font-style="normal" fo:text-shadow="none" style:text-underline-style="none" fo:font-weight="bold" officeooo:paragraph-rsid="000a6321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14" style:family="paragraph" style:parent-style-name="Standard">
      <style:text-properties fo:color="#000000" style:text-outline="false" style:text-line-through-style="none" style:text-line-through-type="none" style:text-position="0% 100%" style:font-name="Courier New" fo:font-size="12pt" fo:font-style="normal" fo:text-shadow="none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5" style:family="paragraph" style:parent-style-name="Standard">
      <style:text-properties fo:color="#000000" style:text-outline="false" style:text-line-through-style="none" style:text-line-through-type="none" style:text-position="0% 100%" style:font-name="Courier New" fo:font-size="16pt" fo:font-style="normal" fo:text-shadow="none" style:text-underline-style="none" fo:font-weight="bold" officeooo:paragraph-rsid="000a6321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16" style:family="paragraph" style:parent-style-name="Standard">
      <style:paragraph-properties fo:break-before="page"/>
      <style:text-properties fo:color="#000000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17" style:family="paragraph" style:parent-style-name="Standard">
      <style:paragraph-properties fo:break-before="page"/>
      <style:text-properties fo:color="#000000" style:text-outline="false" style:text-line-through-style="none" style:text-line-through-type="none" style:text-position="0% 100%" style:font-name="Courier New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18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Table_20_Contents">
      <style:paragraph-properties>
        <style:tab-stops>
          <style:tab-stop style:position="1.6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 style:list-style-name="L1">
      <style:text-properties style:font-name="Arial" fo:font-size="10pt" fo:font-weight="normal" officeooo:rsid="000a6321" officeooo:paragraph-rsid="000a6321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style:font-name="Arial" fo:font-size="10pt" fo:font-weight="normal" officeooo:rsid="000cfa44" officeooo:paragraph-rsid="000b0c2d" style:font-size-asian="10pt" style:font-weight-asian="normal" style:font-size-complex="10pt" style:font-weight-complex="normal"/>
    </style:style>
    <style:style style:name="P2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text-align="center"/>
    </style:style>
    <style:style style:name="P24" style:family="paragraph">
      <loext:graphic-properties draw:fill-color="#ffffff"/>
      <style:paragraph-properties fo:text-align="center"/>
      <style:text-properties style:font-name="Arial"/>
    </style:style>
    <style:style style:name="T1" style:family="text">
      <style:text-properties officeooo:rsid="0008bb41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ourier New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style:font-name="Courier New" officeooo:rsid="000a5bf5"/>
    </style:style>
    <style:style style:name="T7" style:family="text">
      <style:text-properties style:font-name="Courier New" officeooo:rsid="000a6321"/>
    </style:style>
    <style:style style:name="T8" style:family="text">
      <style:text-properties style:font-name="Courier New" officeooo:rsid="000cb958"/>
    </style:style>
    <style:style style:name="T9" style:family="text">
      <style:text-properties style:font-name="Arial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a6321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officeooo:rsid="000a5bf5"/>
    </style:style>
    <style:style style:name="T17" style:family="text">
      <style:text-properties officeooo:rsid="000a6321"/>
    </style:style>
    <style:style style:name="T18" style:family="text">
      <style:text-properties officeooo:rsid="000b0c2d"/>
    </style:style>
    <style:style style:name="T19" style:family="text">
      <style:text-properties officeooo:rsid="000cb958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Tahoma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ff0000" draw:marker-start-width="0.2in" draw:marker-end-width="0.2in" draw:fill-color="#ffffff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6">31. </text:span><text:span text:style-name="T8">T</text:span><text:span text:style-name="T4">ypedef</text:span><office:annotation><dc:creator>Unknown Author</dc:creator><dc:date>2012-12-08T11:15:17</dc:date><text:p text:style-name="P22"><text:span text:style-name="T20">Uses</text:span></text:p><text:p text:style-name="P22"><text:span text:style-name="T20">References</text:span></text:p><text:p text:style-name="P22"><text:span text:style-name="T20">Multifile compilation</text:span></text:p><text:p text:style-name="P22"><text:span text:style-name="T20">Array</text:span></text:p></office:annotation><text:span text:style-name="T19">s</text:span></text:p>
      <text:p text:style-name="P4"/>
      <text:p text:style-name="P4"/>
      <text:p text:style-name="P5">Objectives</text:p>
      <text:list xml:id="list4219343767" text:style-name="L1">
        <text:list-item>
          <text:p text:style-name="P20">Create typedef</text:p>
        </text:list-item>
        <text:list-item>
          <text:p text:style-name="P21">Understand that typedef does not create a new type</text:p>
        </text:list-item>
      </text:list>
      <text:p text:style-name="P6"/>
      <text:p text:style-name="P5"/>
      <text:p text:style-name="P7">I will show you how to create an alias for a type. This does not really create a new type but simply gives a type another name.</text:p>
      <text:p text:style-name="P7"/>
      <text:p text:style-name="P7"/>
      <text:p text:style-name="P17"><text:span text:style-name="T17">t</text:span>ypedef</text:p>
      <text:p text:style-name="P9"/>
      <text:p text:style-name="P7">Just like we prefer to create constants instead of hardcoding constants:</text:p>
      <text:p text:style-name="P7"/>
      <text:p text:style-name="P10"><text:tab/>const int MAX_AGE = 100;</text:p>
      <text:p text:style-name="P10"/>
      <text:p text:style-name="P7">so we can also give type another (hopefully more readable) name. For instance instead of 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1">const int CEO = 0;</text:p>
            <text:p text:style-name="P11">const int MANAGER = 1;</text:p>
            <text:p text:style-name="P11">const int FULLTIME = 2;</text:p>
            <text:p text:style-name="P11">const int PARTTIME = 3;</text:p>
            <text:p text:style-name="P11"/>
            <text:p text:style-name="P11">int employeeCode = FULLTIME;</text:p>
            <text:p text:style-name="P11">std::cin &gt;&gt; employeeCode;</text:p>
          </table:table-cell>
        </table:table-row>
      </table:table>
      <text:p text:style-name="P7">we can create a name for employee code typ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5">typedef int EmployeeCode;</text:p>
            <text:p text:style-name="P11"/>
            <text:p text:style-name="P11">const EmployeeCode CEO = 0;</text:p>
            <text:p text:style-name="P11">const EmployeeCode MANAGER = 1;</text:p>
            <text:p text:style-name="P11">const EmployeeCode FULLTIME = 2;</text:p>
            <text:p text:style-name="P11">const EmployeeCode PARTTIME = 3;</text:p>
            <text:p text:style-name="P8"/>
            <text:p text:style-name="P11">EmployeeCode employeeCode = FULLTIME;</text:p>
            <text:p text:style-name="P11">std::cin &gt;&gt; employeeCode;</text:p>
          </table:table-cell>
        </table:table-row>
      </table:table>
      <text:p text:style-name="P7"/>
      <text:p text:style-name="P12"/>
      <text:p text:style-name="P10"><text:span text:style-name="T9">The statement</text:span> </text:p>
      <text:p text:style-name="P10"/>
      <text:p text:style-name="P10"><text:tab/>typedef int EmployeeCode;</text:p>
      <text:p text:style-name="P10"/>
      <text:p text:style-name="P7">basically tell<text:span text:style-name="T17">s</text:span> C/C++ <text:span text:style-name="T17">to </text:span>replace <text:span text:style-name="T4">EmployeeCode</text:span> with <text:span text:style-name="T4">int</text:span> before compiling the program. <text:span text:style-name="T17">The format for a typedef looks like this:</text:span></text:p>
      <text:p text:style-name="P7"/>
      <text:p text:style-name="P13"><text:tab/>typedef <text:span text:style-name="T12">[type]</text:span><text:span text:style-name="T11"> </text:span><text:span text:style-name="T12">[typedef name]</text:span><text:span text:style-name="T17">;</text:span></text:p>
      <text:p text:style-name="P9"/>
      <text:p text:style-name="P7"/>
      <text:p text:style-name="P7"><text:span text:style-name="T13">Exercise.</text:span> Create a typedef for <text:span text:style-name="T4">double</text:span> with the name <text:span text:style-name="T4">GPA</text:span>. Declare a variable <text:span text:style-name="T4">johnDoeGPA</text:span> of type <text:span text:style-name="T4">GPA</text:span> and initialize it with the value of <text:span text:style-name="T4">3.25</text:span>.</text:p>
      <text:p text:style-name="P10"/>
      <text:p text:style-name="P7"/>
      <text:p text:style-name="P7">It's important to remember that <text:span text:style-name="T4">typedef</text:span>s are <text:span text:style-name="T17">type </text:span>aliases. Why is this important? This means that you <text:span text:style-name="T15">cannot</text:span> have the following overloaded functions like the following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0">#include &lt;iostream&gt;</text:p>
            <text:p text:style-name="P10"/>
            <text:p text:style-name="P10">typedef int EmployeeCode;</text:p>
            <text:p text:style-name="P10"/>
            <text:p text:style-name="P10">const EmployeeCode CEO = 0;</text:p>
            <text:p text:style-name="P10">const EmployeeCode MANAGER = 1;</text:p>
            <text:p text:style-name="P10">const EmployeeCode FULLTIME = 2;</text:p>
            <text:p text:style-name="P10">const EmployeeCode PARTTIME = 3;</text:p>
            <text:p text:style-name="P7"><text:soft-page-break/></text:p>
            <text:p text:style-name="P12">void print(int i)</text:p>
            <text:p text:style-name="P12">{</text:p>
            <text:p text:style-name="P12"><text:s text:c="4"/>std::cout &lt;&lt; i;<text:line-break/>}</text:p>
            <text:p text:style-name="P12"/>
            <text:p text:style-name="P12">void print(EmployeeCode code)</text:p>
            <text:p text:style-name="P12">{</text:p>
            <text:p text:style-name="P12"><text:s text:c="4"/>std::cout &lt;&lt; "Employee code: " &lt;&lt; code;</text:p>
            <text:p text:style-name="P12">}</text:p>
            <text:p text:style-name="P12"/>
            <text:p text:style-name="P10">int main()<text:line-break/>{</text:p>
            <text:p text:style-name="P10"><text:s text:c="4"/>print(42);</text:p>
            <text:p text:style-name="P10"><text:s text:c="4"/>print(CEO);</text:p>
            <text:p text:style-name="P10"><text:s text:c="4"/>return 0;<text:line-break/>}</text:p>
          </table:table-cell>
        </table:table-row>
      </table:table>
      <text:p text:style-name="P7"/>
      <text:p text:style-name="P7">Why? Because <text:span text:style-name="T4">EmployeeCode</text:span> is just an alias for <text:span text:style-name="T4">int</text:span>. In other words as far as the compiler is concerned the code is the same as<text:span text:style-name="T2">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">...</text:p>
            <text:p text:style-name="P7"/>
            <text:p text:style-name="P12">void print(int i)</text:p>
            <text:p text:style-name="P12">{</text:p>
            <text:p text:style-name="P12"><text:s text:c="4"/>std::cout &lt;&lt; i;<text:line-break/>}</text:p>
            <text:p text:style-name="P12"/>
            <text:p text:style-name="P12">void print(int code)</text:p>
            <text:p text:style-name="P12">{</text:p>
            <text:p text:style-name="P12"><text:s text:c="4"/>std::cout &lt;&lt; "Employee code: " &lt;&lt; code;</text:p>
            <text:p text:style-name="P12">}</text:p>
            <text:p text:style-name="P12"/>
            <text:p text:style-name="P10">...</text:p>
          </table:table-cell>
        </table:table-row>
      </table:table>
      <text:p text:style-name="P7"/>
      <text:p text:style-name="P7">And of course you see the problem: There are two functions with the same signatures and that's not allowed. </text:p>
      <text:p text:style-name="P7"/>
      <text:p text:style-name="P7">The following is an example on how to <text:span text:style-name="T4">typedef</text:span> a reference type, a constant type, and a pointer type (no surprises)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9">typedef int &amp; intr; <text:s text:c="5"/>// typedef for int &amp;</text:p>
            <text:p text:style-name="P19">typedef const int cint; <text:s/>// typedef for const int</text:p>
            <text:p text:style-name="P19">typedef int * pint; <text:s text:c="5"/>// typedef for int *</text:p>
            <text:p text:style-name="P19"/>
            <text:p text:style-name="P19">int i = 42;</text:p>
            <text:p text:style-name="P19"/>
            <text:p text:style-name="P19">intr x = i;</text:p>
            <text:p text:style-name="P19">cint j = 0;</text:p>
            <text:p text:style-name="P19">pint p = &amp;i;</text:p>
          </table:table-cell>
        </table:table-row>
      </table:table>
      <text:p text:style-name="P7"/>
      <text:p text:style-name="P7"/>
      <text:p text:style-name="P7"><text:span text:style-name="T13">Exercise.</text:span> Make sure you create corresponding typedefs for doubles. Test the typedefs. </text:p>
      <text:p text:style-name="P16">Typedef for Array Types</text:p>
      <text:p text:style-name="P7"/>
      <text:p text:style-name="P7"/>
      <text:p text:style-name="P7">You can also do typedef for array types. It's very common to use an array of two integers to model a point in 2-dimensional space.</text:p>
      <text:p text:style-name="P7"/>
      <text:p text:style-name="P10"><text:tab/>int p[2] = {3, 6}; // variable p models (3,6)</text:p>
      <text:p text:style-name="P10"><text:s text:c="25"/>// in 2-dimensional space</text:p>
      <text:p text:style-name="P10"/>
      <text:p text:style-name="P10"><text:span text:style-name="T9">In the above code, we want to think of </text:span>p<text:span text:style-name="T9"> as a point where </text:span>p[0]<text:span text:style-name="T9"> is the x-coordinate of </text:span>p<text:span text:style-name="T9"> while </text:span>p[1]<text:span text:style-name="T9"> is the y-coordinate of </text:span>p<text:span text:style-name="T9">.</text:span></text:p>
      <text:p text:style-name="P7"/>
      <text:p text:style-name="P7">You can do this:</text:p>
      <text:p text:style-name="P7"/>
      <text:p text:style-name="P10"><text:tab/>typedef int Point [2];</text:p>
      <text:p text:style-name="P10"/>
      <text:p text:style-name="P7">This is how you can use this <text:span text:style-name="T4">typedef</text:span>:</text:p>
      <text:p text:style-name="P7"/>
      <text:p text:style-name="P10"><text:tab/>typedef int Point [2];</text:p>
      <text:p text:style-name="P10"><text:tab/>Point p = {3, 6};</text:p>
      <text:p text:style-name="P10"/>
      <text:p text:style-name="P7">The format for creating typedefs for array types is this:</text:p>
      <text:p text:style-name="P7"/>
      <text:p text:style-name="P14"><text:tab/>typedef <text:span text:style-name="T11">[type]</text:span> <text:span text:style-name="T11">[array typedef]</text:span> [<text:span text:style-name="T11">[size]</text:span>];</text:p>
      <text:p text:style-name="P14"/>
      <text:p text:style-name="P7">A very <text:span text:style-name="T15">common typo / error / ignorance / atrocity / etc</text:span>. is this:</text:p>
      <text:p text:style-name="P7"/>
      <text:p text:style-name="P10"><text:tab/>typedef int<text:span text:style-name="T15">[2]</text:span> Point; // BADDDD!!!</text:p>
      <text:p text:style-name="P10"/>
      <text:p text:style-name="P7">Remember, the size of the array comes last.</text:p>
      <text:p text:style-name="P7"/>
      <text:p text:style-name="P7"/>
      <text:p text:style-name="P7"><text:span text:style-name="T13">Exercise.</text:span> Rewrite the following program using the above <text:span text:style-name="T4">typedef</text:span><text:span text:style-name="T9"> for </text:span><text:span text:style-name="T4">Point</text:span><text:span text:style-name="T9"> and replace the type </text:span><text:span text:style-name="T4">int [2] by Point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>#include &lt;iostream&gt;</text:p>
            <text:p text:style-name="P18"/>
            <text:p text:style-name="P18">void print(int p[2])</text:p>
            <text:p text:style-name="P18">{</text:p>
            <text:p text:style-name="P18"><text:s text:c="4"/>std::cout &lt;&lt; "(" &lt;&lt; p[0] &lt;&lt; ", " &lt;&lt; p[1] &lt;&lt; <text:s/>")";<text:line-break/>}</text:p>
            <text:p text:style-name="P18"/>
            <text:p text:style-name="P18">void add(int sum[2], int p[2], int q[2])</text:p>
            <text:p text:style-name="P18">{</text:p>
            <text:p text:style-name="P18"><text:s text:c="4"/>sum[0] = p[0] + q[0];</text:p>
            <text:p text:style-name="P18"><text:s text:c="4"/>sum[1] = p[1] + q[1];<text:line-break/>}</text:p>
            <text:p text:style-name="P18"/>
            <text:p text:style-name="P18">int main()</text:p>
            <text:p text:style-name="P18">{</text:p>
            <text:p text:style-name="P18"><text:s text:c="4"/>int q[2] = {3, 5};</text:p>
            <text:p text:style-name="P18"><text:s text:c="4"/>print(q);</text:p>
            <text:p text:style-name="P18"><text:soft-page-break/><text:s text:c="4"/>std::cout &lt;&lt; std::endl;</text:p>
            <text:p text:style-name="P18"><text:s text:c="4"/>return 0;<text:line-break/>}</text:p>
          </table:table-cell>
        </table:table-row>
      </table:table>
      <text:p text:style-name="P7"/>
      <text:p text:style-name="P16">Typedef For Pointer Types</text:p>
      <text:p text:style-name="P7"/>
      <text:p text:style-name="P7">Try this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1">#include &lt;iostream&gt;</text:p>
            <text:p text:style-name="P11"/>
            <text:p text:style-name="P11">typedef int * IntPtr;</text:p>
            <text:p text:style-name="P11"/>
            <text:p text:style-name="P11">int main()</text:p>
            <text:p text:style-name="P11">{</text:p>
            <text:p text:style-name="P11"><text:s text:c="4"/>IntPtr p = new int;</text:p>
            <text:p text:style-name="P11"><text:s text:c="4"/>*p = 42;</text:p>
            <text:p text:style-name="P11"><text:s text:c="4"/>std::cout &lt;&lt; (*p) + 3 &lt;&lt; std::endl;</text:p>
            <text:p text:style-name="P11"><text:s text:c="4"/>delete p;<text:line-break/>}</text:p>
          </table:table-cell>
        </table:table-row>
      </table:table>
      <text:p text:style-name="P10"/>
      <text:p text:style-name="P10"/>
      <text:p text:style-name="P7">Get it?</text:p>
      <text:p text:style-name="P10"/>
      <text:p text:style-name="P10"/>
      <text:p text:style-name="P10"><text:span text:style-name="T10">Exercise.</text:span><text:span text:style-name="T9"> Create a </text:span>typedef<text:span text:style-name="T9"> for a pointer to doubles and use this </text:span>typedef<text:span text:style-name="T9"> in this code whenever possible. Fill in the missing code and correct errors (yes there are errors)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8">#include &lt;iostream&gt;</text:p>
            <text:p text:style-name="P18"/>
            <text:p text:style-name="P18">//---------------------------------------------------</text:p>
            <text:p text:style-name="P18">// Allocate memory for p</text:p>
            <text:p text:style-name="P18">//---------------------------------------------------</text:p>
            <text:p text:style-name="P18">void constructArray(double * p, int size)</text:p>
            <text:p text:style-name="P18">{</text:p>
            <text:p text:style-name="P18"><text:s text:c="4"/>p = new double[size];<text:line-break/>}</text:p>
            <text:p text:style-name="P18"/>
            <text:p text:style-name="P18"><draw:rect text:anchor-type="paragraph" draw:z-index="0" draw:style-name="gr1" draw:text-style-name="P24" svg:width="2.365in" svg:height="0.8543in" svg:x="4.9362in" svg:y="0.4693in"><text:p text:style-name="P23"><text:span text:style-name="T9">Review the difference between</text:span></text:p><text:p text:style-name="P23"><text:span text:style-name="T4">delete p;</text:span></text:p><text:p text:style-name="P23"><text:span text:style-name="T9"><text:s/></text:span><text:span text:style-name="T9">and </text:span></text:p><text:p text:style-name="P23"><text:span text:style-name="T4">delete [] p;</text:span></text:p></draw:rect>//---------------------------------------------------</text:p>
            <text:p text:style-name="P18">// Deallocate memory for p</text:p>
            <text:p text:style-name="P18">//---------------------------------------------------</text:p>
            <text:p text:style-name="P18">void destructArray(double * p)</text:p>
            <text:p text:style-name="P18">{</text:p>
            <text:p text:style-name="P18"><text:s text:c="4"/>delete [] p;<text:line-break/>}</text:p>
            <text:p text:style-name="P18"/>
            <text:p text:style-name="P18">//---------------------------------------------------</text:p>
            <text:p text:style-name="P18">// Randomize the array p is pointing to.</text:p>
            <text:p text:style-name="P18">//---------------------------------------------------</text:p>
            <text:p text:style-name="P18">void randArray(double * p, int size)</text:p>
            <text:p text:style-name="P18">{</text:p>
            <text:p text:style-name="P18"><text:s text:c="4"/>for (int i = 0; i &lt; size; i++)</text:p>
            <text:p text:style-name="P18"><text:s text:c="4"/>{</text:p>
            <text:p text:style-name="P18"><text:s text:c="8"/>p[i] = rand() / RANDMAX;<text:line-break/> <text:s text:c="3"/>}</text:p>
            <text:p text:style-name="P18">}</text:p>
            <text:p text:style-name="P18"/>
            <text:p text:style-name="P18">//---------------------------------------------------</text:p>
            <text:p text:style-name="P18">// Print all the element p is pointing to</text:p>
            <text:p text:style-name="P18"><text:soft-page-break/>//---------------------------------------------------</text:p>
            <text:p text:style-name="P18">void printArray(double * p, int size)</text:p>
            <text:p text:style-name="P18">{</text:p>
            <text:p text:style-name="P18"/>
            <text:p text:style-name="P18"/>
            <text:p text:style-name="P18"/>
            <text:p text:style-name="P18"/>
            <text:p text:style-name="P18"/>
            <text:p text:style-name="P18">}</text:p>
            <text:p text:style-name="P18"/>
            <text:p text:style-name="P18">int main()</text:p>
            <text:p text:style-name="P18">{</text:p>
            <text:p text:style-name="P18"><text:s text:c="4"/>srand();</text:p>
            <text:p text:style-name="P18"/>
            <text:p text:style-name="P18"><text:s text:c="4"/>std::cout &lt;&lt; "How many doubles do you want?";</text:p>
            <text:p text:style-name="P18"><text:s text:c="4"/>std::cin &gt;&gt; size;</text:p>
            <text:p text:style-name="P18"/>
            <text:p text:style-name="P18"><text:s text:c="4"/>while (size &gt; 0)</text:p>
            <text:p text:style-name="P18"><text:s text:c="4"/>{</text:p>
            <text:p text:style-name="P18"><text:s text:c="8"/>double * arr;</text:p>
            <text:p text:style-name="P18"><text:s text:c="8"/>constructArray(arr, size);</text:p>
            <text:p text:style-name="P18"><text:s text:c="8"/>randArray(p, size);</text:p>
            <text:p text:style-name="P18"><text:s text:c="8"/>printArray(p, size);</text:p>
            <text:p text:style-name="P18"><text:s text:c="8"/>destructArray(arr);</text:p>
            <text:p text:style-name="P18"><text:s text:c="8"/>std::cout &lt;&lt; "How many doubles do you want?";</text:p>
            <text:p text:style-name="P18"><text:s text:c="8"/>std::cin &gt;&gt; size;</text:p>
            <text:p text:style-name="P18"><text:s text:c="4"/>}<text:line-break/>}</text:p>
          </table:table-cell>
        </table:table-row>
      </table:table>
      <text:p text:style-name="P10"/>
      <text:p text:style-name="P10"/>
      <text:p text:style-name="P7"><text:span text:style-name="T13">Exercise.</text:span> Create a typedef for a <text:span text:style-name="T14">2</text:span>-dimensional array in the following program and use it whenever possible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8">#include &lt;iostream&gt;</text:p>
            <text:p text:style-name="P18"/>
            <text:p text:style-name="P18">const int SIZE = 5;</text:p>
            <text:p text:style-name="P18"/>
            <text:p text:style-name="P18">// put your typedef here</text:p>
            <text:p text:style-name="P18"/>
            <text:p text:style-name="P18">void print(char x[SIZE][SIZE])</text:p>
            <text:p text:style-name="P18">{</text:p>
            <text:p text:style-name="P18"><text:s text:c="4"/>for (int row = 0; row &lt; SIZE; row++)</text:p>
            <text:p text:style-name="P18"><text:s text:c="4"/>{</text:p>
            <text:p text:style-name="P18"><text:s text:c="8"/>for (int col = 0; col &lt; SIZE; col++)</text:p>
            <text:p text:style-name="P18"><text:s text:c="8"/>{</text:p>
            <text:p text:style-name="P18"><text:s text:c="12"/>std::cout &lt;&lt; x[row][col];</text:p>
            <text:p text:style-name="P18"><text:s text:c="8"/>}</text:p>
            <text:p text:style-name="P18"><text:s text:c="8"/>std::cout &lt;&lt; std::endl;</text:p>
            <text:p text:style-name="P18"><text:s text:c="4"/>}</text:p>
            <text:p text:style-name="P18">}</text:p>
            <text:p text:style-name="P18"/>
            <text:p text:style-name="P18">int main()</text:p>
            <text:p text:style-name="P18">{</text:p>
            <text:p text:style-name="P18"><text:s text:c="4"/>char a[SIZE][SIZE];</text:p>
            <text:p text:style-name="P18"><text:soft-page-break/><text:s text:c="4"/>int row = 0, col = 0;</text:p>
            <text:p text:style-name="P18"><text:s text:c="4"/>for (int i = 0; i &lt; SIZE * SIZE; i++)</text:p>
            <text:p text:style-name="P18"><text:s text:c="4"/>{</text:p>
            <text:p text:style-name="P18"><text:s text:c="8"/>a[row][col] = char(i + 'a');</text:p>
            <text:p text:style-name="P18"><text:s text:c="8"/>col++;</text:p>
            <text:p text:style-name="P18"><text:s text:c="8"/>if (col == SIZE)</text:p>
            <text:p text:style-name="P18"><text:s text:c="8"/>{</text:p>
            <text:p text:style-name="P18"><text:s text:c="12"/>row++;</text:p>
            <text:p text:style-name="P18"><text:s text:c="12"/>col = 0;</text:p>
            <text:p text:style-name="P18"><text:s text:c="8"/>} </text:p>
            <text:p text:style-name="P18"><text:s text:c="4"/>}</text:p>
            <text:p text:style-name="P18"><text:s text:c="4"/>print(a);</text:p>
            <text:p text:style-name="P18"><text:s text:c="4"/>return 0;</text:p>
            <text:p text:style-name="P18">}</text:p>
          </table:table-cell>
        </table:table-row>
      </table:table>
      <text:p text:style-name="P10"/>
      <text:p text:style-name="P7"/>
      <text:p text:style-name="P7"><text:span text:style-name="T13">Exercise.</text:span> Now rewrite the above code so that, without changing the behavior of the program, <text:s/>the code has the following for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8">#include &lt;iostream&gt;</text:p>
            <text:p text:style-name="P18"/>
            <text:p text:style-name="P18">const int SIZE = 5;</text:p>
            <text:p text:style-name="P18"/>
            <text:p text:style-name="P18">// put your typedef here</text:p>
            <text:p text:style-name="P18"/>
            <text:p text:style-name="P18">void print(char x[SIZE][SIZE])</text:p>
            <text:p text:style-name="P18">{</text:p>
            <text:p text:style-name="P18"><text:s text:c="4"/>for (int row = 0; row &lt; SIZE; row++)</text:p>
            <text:p text:style-name="P18"><text:s text:c="4"/>{</text:p>
            <text:p text:style-name="P18"><text:s text:c="8"/>for (int col = 0; col &lt; SIZE; col++)</text:p>
            <text:p text:style-name="P18"><text:s text:c="8"/>{</text:p>
            <text:p text:style-name="P18"><text:s text:c="12"/>std::cout &lt;&lt; x[row][col];</text:p>
            <text:p text:style-name="P18"><text:s text:c="8"/>}</text:p>
            <text:p text:style-name="P18"><text:s text:c="8"/>std::cout &lt;&lt; std::endl;</text:p>
            <text:p text:style-name="P18"><text:s text:c="4"/>}</text:p>
            <text:p text:style-name="P18">}</text:p>
            <text:p text:style-name="P18"/>
            <text:p text:style-name="P18">int main()</text:p>
            <text:p text:style-name="P18">{</text:p>
            <text:p text:style-name="P18"><text:s text:c="4"/>char a[SIZE][SIZE];</text:p>
            <text:p text:style-name="P18"/>
            <text:p text:style-name="P18"><text:span text:style-name="T5"><text:s text:c="4"/>for (int row = 0; row &lt; SIZE; row++)</text:span><text:line-break/> <text:s text:c="3"/>{</text:p>
            <text:p text:style-name="P18"><text:s text:c="8"/>for (int col = 0; col &lt; SIZE; col++)</text:p>
            <text:p text:style-name="P18"><text:s text:c="8"/>{</text:p>
            <text:p text:style-name="P18"><text:span text:style-name="T5"><text:s text:c="12"/>a[row][col] = ____________;</text:span><text:line-break/> <text:s text:c="7"/>}<text:line-break/> <text:s text:c="3"/>}</text:p>
            <text:p text:style-name="P18"><text:s text:c="4"/>print(a);</text:p>
            <text:p text:style-name="P18"><text:s text:c="4"/>return 0;</text:p>
            <text:p text:style-name="P18">}</text:p>
          </table:table-cell>
        </table:table-row>
      </table:table>
      <text:p text:style-name="P10"/>
      <text:p text:style-name="P16"><text:span text:style-name="T7">t</text:span><text:span text:style-name="T4">ypedef</text:span> and Multi-file Compilation</text:p>
      <text:p text:style-name="P7"/>
      <text:p text:style-name="P7"><text:span text:style-name="T7">t</text:span><text:span text:style-name="T4">ypedef</text:span>s can be placed in a header file. </text:p>
      <text:p text:style-name="P7"/>
      <text:p text:style-name="P7">When do you want to do that? When a <text:span text:style-name="T4">typedef</text:span> is used by several cpp files. </text:p>
      <text:p text:style-name="P7"/>
      <text:p text:style-name="P7">Not only that. If several functions are closely associated with the <text:span text:style-name="T4">typedef</text:span>, then the prototypes of these functions and the <text:span text:style-name="T4">typedef</text:span> should be in the same header file.</text:p>
      <text:p text:style-name="P7"/>
      <text:p text:style-name="P7">Here's an example:</text:p>
      <text:p text:style-name="P7"/>
      <table:table table:name="Table9" table:style-name="Table9">
        <table:table-column table:style-name="Table9.A"/>
        <table:table-row>
          <table:table-cell table:style-name="Table9.A1" office:value-type="string">
            <text:p text:style-name="P18">// employee.h</text:p>
            <text:p text:style-name="P18"/>
            <text:p text:style-name="P18">#ifndef EMPLOYEE_H</text:p>
            <text:p text:style-name="P18">#define EMPLOYEE_H</text:p>
            <text:p text:style-name="P18"/>
            <text:p text:style-name="P18">#include &lt;iostream&gt;</text:p>
            <text:p text:style-name="P18"/>
            <text:p text:style-name="P10">typedef int EmployeeCode;</text:p>
            <text:p text:style-name="P10"/>
            <text:p text:style-name="P10">const EmployeeCode CEO = 0;</text:p>
            <text:p text:style-name="P10">const <text:span text:style-name="T3">EmployeeCode</text:span> MANAGER = 1;</text:p>
            <text:p text:style-name="P10">const <text:span text:style-name="T3">EmployeeCode</text:span> FULLTIME = 2;</text:p>
            <text:p text:style-name="P10">const <text:span text:style-name="T3">EmployeeCode</text:span> PARTTIME = 3;</text:p>
            <text:p text:style-name="P10"/>
            <text:p text:style-name="P10">void print(EmployeeCode);</text:p>
            <text:p text:style-name="P10">EmployeeCode promote(EmployeeCode);</text:p>
            <text:p text:style-name="P10">EmployeeCode demote(EmployeeCode);</text:p>
            <text:p text:style-name="P10"/>
            <text:p text:style-name="P10">#endif EMPLOYEE_H<text:line-break/></text:p>
          </table:table-cell>
        </table:table-row>
      </table:table>
      <text:p text:style-name="P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">// employee.cpp</text:p>
            <text:p text:style-name="P18"/>
            <text:p text:style-name="P18">#include &lt;iostream&gt;</text:p>
            <text:p text:style-name="P18">#include "employee.h"</text:p>
            <text:p text:style-name="P18"/>
            <text:p text:style-name="P10">void print(EmployeeCode code)</text:p>
            <text:p text:style-name="P10">{</text:p>
            <text:p text:style-name="P10"><text:s text:c="4"/>std::cout &lt;&lt; code;<text:line-break/>}</text:p>
            <text:p text:style-name="P10"/>
            <text:p text:style-name="P10">EmployeeCode promote(EmployeeCode code)</text:p>
            <text:p text:style-name="P10">{</text:p>
            <text:p text:style-name="P10"><text:span text:style-name="T3"><text:s text:c="4"/>return (code &gt; CEO ? code – 1 :</text:span> code);<text:line-break/>}</text:p>
            <text:p text:style-name="P10"/>
            <text:p text:style-name="P10">EmployeeCode demote(EmployeeCode)</text:p>
            <text:p text:style-name="P10">{</text:p>
            <text:p text:style-name="P10"><text:span text:style-name="T3"><text:s text:c="4"/>return (code &lt; PARTTIME ? code + 1 : code);</text:span> <text:s text:c="3"/></text:p>
            <text:p text:style-name="P10">}</text:p>
          </table:table-cell>
        </table:table-row>
      </table:table>
      <text:p text:style-name="P7"><text:soft-page-break/><text:span text:style-name="T13">Exercise.</text:span> Rewrite this program so that you have two more file <text:span text:style-name="T2">for the array-related typedef and functions</text:span>: a header file <text:span text:style-name="T4">Array.h</text:span> containing the typedef and function prototypes and C++ source file <text:span text:style-name="T4">Array.cpp</text:span> for the definition of the array-related functions. (See the previous section.)</text:p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8">#include &lt;iostream&gt;</text:p>
            <text:p text:style-name="P18"/>
            <text:p text:style-name="P18">//---------------------------------------------------</text:p>
            <text:p text:style-name="P18">// Allocate memory for p</text:p>
            <text:p text:style-name="P18">//---------------------------------------------------</text:p>
            <text:p text:style-name="P18">void constructArray(double * p, int size)</text:p>
            <text:p text:style-name="P18">{</text:p>
            <text:p text:style-name="P18"><text:s text:c="4"/>p = new double[size];<text:line-break/>}</text:p>
            <text:p text:style-name="P18"/>
            <text:p text:style-name="P18">//---------------------------------------------------</text:p>
            <text:p text:style-name="P18">// Deallocate memory for p</text:p>
            <text:p text:style-name="P18">//---------------------------------------------------</text:p>
            <text:p text:style-name="P18">void destructArray(double * p)</text:p>
            <text:p text:style-name="P18">{</text:p>
            <text:p text:style-name="P18"><text:s text:c="4"/>delete [] p;<text:line-break/>}</text:p>
            <text:p text:style-name="P18"/>
            <text:p text:style-name="P18">//---------------------------------------------------</text:p>
            <text:p text:style-name="P18">// Randomize the array p is pointing to with random</text:p>
            <text:p text:style-name="P18">// doubles between 0.0 and 1.0.</text:p>
            <text:p text:style-name="P18">//---------------------------------------------------</text:p>
            <text:p text:style-name="P18">void randArray(double * p, int size)</text:p>
            <text:p text:style-name="P18">{</text:p>
            <text:p text:style-name="P18"><text:s text:c="4"/>for (int i = 0; i &lt; size; i++)</text:p>
            <text:p text:style-name="P18"><text:s text:c="4"/>{</text:p>
            <text:p text:style-name="P18"><text:s text:c="8"/>p[i] = rand() / RANDMAX;<text:line-break/> <text:s text:c="3"/>}</text:p>
            <text:p text:style-name="P18">}</text:p>
            <text:p text:style-name="P18"/>
            <text:p text:style-name="P18">//---------------------------------------------------</text:p>
            <text:p text:style-name="P18">// Print all the element p is pointing to</text:p>
            <text:p text:style-name="P18">//---------------------------------------------------</text:p>
            <text:p text:style-name="P18">void printArray(double * p, int size)</text:p>
            <text:p text:style-name="P18">{</text:p>
            <text:p text:style-name="P18"/>
            <text:p text:style-name="P18"/>
            <text:p text:style-name="P18"/>
            <text:p text:style-name="P18"/>
            <text:p text:style-name="P18"/>
            <text:p text:style-name="P18">}</text:p>
            <text:p text:style-name="P18"/>
            <text:p text:style-name="P18">int main()</text:p>
            <text:p text:style-name="P18">{</text:p>
            <text:p text:style-name="P18"><text:s text:c="4"/>srand(<text:span text:style-name="T18">0</text:span>);</text:p>
            <text:p text:style-name="P18"/>
            <text:p text:style-name="P18"><text:s text:c="4"/>std::cout &lt;&lt; "How many doubles do you want?";</text:p>
            <text:p text:style-name="P18"><text:s text:c="4"/>std::cin &gt;&gt; size;</text:p>
            <text:p text:style-name="P18"/>
            <text:p text:style-name="P18"><text:soft-page-break/><text:s text:c="4"/>while (size &gt; 0)</text:p>
            <text:p text:style-name="P18"><text:s text:c="4"/>{</text:p>
            <text:p text:style-name="P18"><text:s text:c="8"/>double * arr;</text:p>
            <text:p text:style-name="P18"><text:s text:c="8"/>constructArray(arr, size);</text:p>
            <text:p text:style-name="P18"><text:s text:c="8"/>randArray(p, size);</text:p>
            <text:p text:style-name="P18"><text:s text:c="8"/>printArray(p, size);</text:p>
            <text:p text:style-name="P18"><text:s text:c="8"/>destructArray(arr);</text:p>
            <text:p text:style-name="P18"/>
            <text:p text:style-name="P18"><text:s text:c="8"/>std::cout &lt;&lt; "How many doubles do you want?";</text:p>
            <text:p text:style-name="P18"><text:s text:c="8"/>std::cin &gt;&gt; size;</text:p>
            <text:p text:style-name="P18"><text:s text:c="4"/>}<text:line-break/>}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3" svg:font-family="Tahoma"/>
    <style:font-face style:name="Tahoma2" svg:font-family="Tahoma" style:font-family-generic="swiss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2" draw:display-name="Dashed (var) 2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loext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Heading2" style:family="paragraph" style:parent-style-name="Standard">
      <style:paragraph-properties fo:margin-top="0.1654in" fo:margin-bottom="0.0827in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loext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loext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loext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loext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loext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Default_7e_LT_7e_Hintergrundobjekte" style:display-name="Default~LT~Hintergrundobjekte" style:family="paragraph">
      <style:paragraph-properties style:text-autospace="none"/>
      <style:text-properties fo:color="#ffffff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Background_20_objects" style:display-name="Background objects" style:family="paragraph">
      <style:paragraph-properties style:text-autospace="none"/>
      <style:text-properties fo:color="#ffffff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Outline_20_1" style:display-name="Outline 1" style:family="paragraph">
      <style:paragraph-properties fo:margin-left="0.472in" fo:margin-right="0in" fo:margin-top="0in" fo:margin-bottom="0.1965in" loext:contextual-spacing="false" fo:text-indent="-0.3543in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loext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loext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loext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loext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loext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loext:contextual-spacing="false" fo:text-indent="-0.2362in" style:auto-text-indent="false">
        <style:tab-stops/>
      </style:paragraph-properties>
    </style:style>
    <style:style style:name="WW-Title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4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2.25in" style:type="center"/>
          <style:tab-stop style:position="4.5in" style:type="right"/>
        </style:tab-stops>
      </style:paragraph-properties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08bb4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<text:span text:style-name="MT1">++</text:span> (Y. Liow) <text:s text:c="38"/><text:tab/><text:span text:style-name="MT1">31. </text:span>Typede<text:span text:style-name="MT1">fs</text:span></text:p>
      </style:header>
      <style:footer>
        <text:p text:style-name="MP2"><text:page-number text:select-page="current">11</text:page-number><text:s/>of <text:page-count>1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initial-creator>Yihsiang Liow</meta:initial-creator>
    <meta:creation-date>2005-12-14T10:14:39</meta:creation-date>
    <dc:date>2020-02-13T00:40:34.972403896</dc:date>
    <meta:printed-by>Yihsiang Liow</meta:printed-by>
    <meta:print-date>2006-01-08T16:54:25</meta:print-date>
    <dc:language>en-US</dc:language>
    <meta:editing-cycles>979</meta:editing-cycles>
    <meta:editing-duration>P9DT1H9M52S</meta:editing-duration>
    <meta:document-statistic meta:table-count="13" meta:image-count="0" meta:object-count="0" meta:page-count="11" meta:paragraph-count="286" meta:word-count="1362" meta:character-count="8816" meta:non-whitespace-character-count="7079"/>
    <meta:user-defined meta:name="Info 1"/>
    <meta:user-defined meta:name="Info 2"/>
    <meta:user-defined meta:name="Info 3"/>
    <meta:user-defined meta:name="Info 4"/>
  </office:meta>
</office:document-meta>
</file>